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2" fo:font-size="10.5pt" style:font-size-asian="10.5pt" style:font-size-complex="10.5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2" fo:font-size="10.5pt" style:font-size-asian="10.5pt" style:font-size-complex="10.5pt"/>
    </style:style>
    <style:style style:name="P5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style:text-underline-style="none" officeooo:rsid="0025d2a5" officeooo:paragraph-rsid="0025d2a5" style:font-size-asian="14pt" style:font-size-complex="14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officeooo:paragraph-rsid="0036e08e" style:font-size-asian="12pt" style:font-size-complex="12pt"/>
    </style:style>
    <style:style style:name="P7" style:family="paragraph" style:parent-style-name="Heading_20_2">
      <style:text-properties style:font-name="Arial2" fo:font-size="10.5pt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36e08e" style:font-size-asian="11pt" style:font-size-complex="11pt"/>
    </style:style>
    <style:style style:name="P9" style:family="paragraph" style:parent-style-name="Standard">
      <style:text-properties style:font-name="arial" officeooo:paragraph-rsid="0036e08e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36e08e" style:font-size-asian="10pt" style:font-size-complex="10pt"/>
    </style:style>
    <style:style style:name="P11" style:family="paragraph" style:parent-style-name="UrbanBody">
      <style:paragraph-properties fo:margin-left="0cm" fo:margin-right="0cm" fo:text-indent="0cm" style:auto-text-indent="false"/>
      <style:text-properties officeooo:paragraph-rsid="0036e08e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1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rsid="0025d2a5" officeooo:paragraph-rsid="0025d2a5" style:font-size-asian="10.5pt" style:font-size-complex="10.5pt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5d2a5" style:font-size-asian="10.5pt" style:font-size-complex="10.5pt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e018a" style:font-size-asian="10.5pt" style:font-size-complex="10.5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6e08e" style:font-size-asian="10.5pt" style:font-size-complex="10.5pt"/>
    </style:style>
    <style:style style:name="P1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36304" style:font-size-asian="10.5pt" style:font-size-complex="10.5pt"/>
    </style:style>
    <style:style style:name="P1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a23e8" style:font-size-asian="10.5pt" style:font-size-complex="10.5pt"/>
    </style:style>
    <style:style style:name="P19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6e08e" style:font-size-asian="10.5pt" style:font-size-complex="10.5pt"/>
    </style:style>
    <style:style style:name="P2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4abed" style:font-size-asian="10.5pt" style:font-size-complex="10.5pt"/>
    </style:style>
    <style:style style:name="P21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officeooo:rsid="0025d2a5" officeooo:paragraph-rsid="002cbb68" style:font-size-asian="9pt" style:font-size-complex="9pt"/>
    </style:style>
    <style:style style:name="P2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paragraph-rsid="002a23e8" fo:background-color="#fff200" style:font-size-asian="10.5pt" style:font-name-complex="Arial2" style:font-size-complex="10.5pt"/>
    </style:style>
    <style:style style:name="P2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rsid="00263472" officeooo:paragraph-rsid="0025d2a5" fo:background-color="#fff200" style:font-size-asian="10.5pt" style:font-name-complex="Calibri" style:font-size-complex="10.5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018a" style:font-weight-asian="bold"/>
    </style:style>
    <style:style style:name="T8" style:family="text">
      <style:text-properties fo:font-weight="bold" officeooo:rsid="002e7456" style:font-weight-asian="bold"/>
    </style:style>
    <style:style style:name="T9" style:family="text">
      <style:text-properties style:font-name="Arial2" style:font-name-complex="Arial2"/>
    </style:style>
    <style:style style:name="T10" style:family="text">
      <style:text-properties style:font-name-complex="Arial2"/>
    </style:style>
    <style:style style:name="T11" style:family="text">
      <style:text-properties officeooo:rsid="0025d2a5" style:font-name-complex="Arial2"/>
    </style:style>
    <style:style style:name="T12" style:family="text">
      <style:text-properties officeooo:rsid="00349c60" style:font-name-complex="Arial2"/>
    </style:style>
    <style:style style:name="T13" style:family="text">
      <style:text-properties fo:color="#ce181e" fo:background-color="#fff200" loext:char-shading-value="0" style:font-name-complex="Arial2"/>
    </style:style>
    <style:style style:name="T14" style:family="text">
      <style:text-properties fo:color="#ce181e" fo:background-color="#fff200" loext:char-shading-value="0" style:font-name-complex="Calibri"/>
    </style:style>
    <style:style style:name="T15" style:family="text">
      <style:text-properties fo:color="#ce181e" officeooo:rsid="0025d2a5" fo:background-color="#fff200" loext:char-shading-value="0" style:font-name-complex="Calibri"/>
    </style:style>
    <style:style style:name="T16" style:family="text">
      <style:text-properties fo:color="#ce181e" officeooo:rsid="00263472" fo:background-color="#fff200" loext:char-shading-value="0" style:font-name-complex="Calibri"/>
    </style:style>
    <style:style style:name="T17" style:family="text">
      <style:text-properties officeooo:rsid="002a23e8"/>
    </style:style>
    <style:style style:name="T18" style:family="text">
      <style:text-properties fo:font-weight="normal" officeooo:rsid="00362119" style:font-weight-asian="normal" style:font-weight-complex="normal"/>
    </style:style>
    <style:style style:name="T19" style:family="text">
      <style:text-properties officeooo:rsid="00436cf0"/>
    </style:style>
    <style:style style:name="T20" style:family="text">
      <style:text-properties officeooo:rsid="0041c997"/>
    </style:style>
    <style:style style:name="T21" style:family="text">
      <style:text-properties officeooo:rsid="0041be5c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2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26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2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2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3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24"><text:span text:style-name="T32">do text</text:span></text:p><text:p text:style-name="P24"><text:span text:style-name="T3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22"><text:text-input text:description="">tool.getCityName()</text:text-input></text:span></text:span><text:span text:style-name="T23">, le </text:span><text:span text:style-name="T23"><text:text-input text:description="">licence_view.format_date()</text:text-input></text:span></text:p>
            <text:p text:style-name="P6"><text:span text:style-name="T2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9"><text:s/></text:span><text:span text:style-name="T28"><text:conditional-text text:condition="ooow:&quot;view.do_mailing()&quot;" text:string-value-if-true="&quot;mailed_data.name1&quot;" text:string-value-if-false="">mailed_data.name1</text:conditional-text></text:span><text:span text:style-name="T29"><text:s/></text:span><text:span text:style-name="T28"><text:conditional-text text:condition="ooow:&quot;view.do_mailing()&quot;" text:string-value-if-true="&quot;mailed_data.name2&quot;" text:string-value-if-false="">mailed_data.name2</text:conditional-text></text:span><text:span text:style-name="T29"><text:line-break/></text:span><text:span text:style-name="T28"><text:conditional-text text:condition="ooow:&quot;view.do_mailing()&quot;" text:string-value-if-true="&quot;mailed_data.street&quot;" text:string-value-if-false="">mailed_data.street</text:conditional-text></text:span><text:span text:style-name="T28">, </text:span><text:span text:style-name="T28"><text:conditional-text text:condition="ooow:&quot;view.do_mailing()&quot;" text:string-value-if-true="&quot;mailed_data.number&quot;" text:string-value-if-false="">mailed_data.number</text:conditional-text></text:span><text:span text:style-name="T29"><text:line-break/></text:span><text:span text:style-name="T28"><text:conditional-text text:condition="ooow:&quot;view.do_mailing()&quot;" text:string-value-if-true="&quot;mailed_data.zipcode&quot;" text:string-value-if-false="">mailed_data.zipcode</text:conditional-text></text:span><text:span text:style-name="T28"> </text:span><text:span text:style-name="T2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5">Demande de plans modificatifs</text:p>
      <text:p text:style-name="P13"/>
      <text:p text:style-name="P13"/>
      <text:p text:style-name="P21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4"><office:annotation><dc:creator>Gauthier Bastien</dc:creator><dc:date>2011-01-13T14:56:41</dc:date><text:p text:style-name="P24"><text:span text:style-name="T33">do text</text:span></text:p><text:p text:style-name="P24"><text:span text:style-name="T33">from document(at=reference, format='odt')</text:span></text:p></office:annotation>Import depuis reference.odt</text:p>
      <text:p text:style-name="P12"/>
      <text:p text:style-name="P14"><office:annotation><dc:creator>Gauthier Bastien</dc:creator><dc:date>2011-02-16T16:12:24</dc:date><text:p text:style-name="P24"><text:span text:style-name="T35">do text if self.hasMultipleApplicants()</text:span></text:p></office:annotation><text:span text:style-name="T6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24"><text:span text:style-name="T34">do text if self.hasSingleApplicant()</text:span></text:p></office:annotation><text:span text:style-name="T6">Demandeur :</text:span> <text:text-input text:description="Demandeurs">self.getApplicantsSignaletic()</text:text-input></text:p>
      <text:p text:style-name="P14"><text:span text:style-name="T6">Objet :</text:span> <text:text-input text:description="Objet des travaux">self.getLicenceSubject()</text:text-input></text:p>
      <text:p text:style-name="P15"><text:span text:style-name="T6">Situation :</text:span><text:span text:style-name="T5"> </text:span><text:span text:style-name="T5"><text:text-input text:description="Situation des travaux">self.getWorkLocationSignaletic()</text:text-input></text:span><text:span text:style-name="T5"><text:s/>- </text:span><text:span text:style-name="T7">Cadastr</text:span><text:span text:style-name="T8">é</text:span><text:span text:style-name="T7"> : </text:span><text:span text:style-name="T7"><text:text-input text:description="Bien-Parcelles">self.getPortionOutsText()</text:text-input></text:span></text:p>
      <text:p text:style-name="P14"/>
      <text:p text:style-name="P14"/>
      <text:p text:style-name="P16"><text:tab/><text:span text:style-name="T2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8">,</text:span></text:p>
      <text:p text:style-name="P14"/>
      <text:p text:style-name="P17"><text:span text:style-name="T10">Nous vous informons qu'en date du </text:span><text:span text:style-name="T10"><text:text-input text:description="Permis de bâtir-Date du dernier rapport de collège">licence_view.format_date(self.getLastDecisionProjectFromSPW().getEventDate())</text:text-input></text:span><text:span text:style-name="T10">, les Fonctionnaires </text:span><text:span text:style-name="T12">t</text:span><text:span text:style-name="T10">echnique et </text:span><text:span text:style-name="T12">d</text:span><text:span text:style-name="T10">élégué du Service Public de Wallonie nous ont transmis leur rapport de synthèse et projet d'arrêté refusant la demande de permis </text:span><text:span text:style-name="T11">unique</text:span><text:span text:style-name="T10">.</text:span></text:p>
      <text:p text:style-name="P22"/>
      <text:p text:style-name="P18"><text:span text:style-name="T13">Les motivations du refus étant justifiées et viennent en complémentarités de l’avis défavorable émis </text:span><text:span text:style-name="T14">par </text:span><text:span text:style-name="T15">les services techniques de la Commune de </text:span><text:span text:style-name="T15"><text:text-input text:description="">tool.getCityName()</text:text-input></text:span><text:span text:style-name="T13"><text:s/>à savoir que le projet tel que présenté ne </text:span><text:span text:style-name="T14">peut être accueilli de manière favorable, </text:span><text:span text:style-name="T16">soit :</text:span></text:p>
      <text:p text:style-name="P23">« ……. »</text:p>
      <text:p text:style-name="P14"/>
      <text:p text:style-name="P14"><text:span text:style-name="T10">Par conséquent, dans le cadre de la procédure, en vertu de l'article 93 § 3 du décret du 11 mars 1999 relatif au permis d'environnement, le Collège communal vous invite à introduire auprès de notre </text:span><text:span text:style-name="T11">Département Urbanisme et Environnement</text:span><text:span text:style-name="T10"> des plans modificatifs ainsi qu'une notice corollaire permettant de remédier aux différents manquements soulevés.</text:span></text:p>
      <text:p text:style-name="P14"/>
      <text:p text:style-name="P19"><text:tab/><office:annotation><dc:creator>Gauthier Bastien</dc:creator><dc:date>2011-02-21T09:23:46</dc:date><text:p text:style-name="P25"><text:span text:style-name="T34">do text if self.hasSingleApplicant()</text:span></text:p></office:annotation>Nous restons à votre disposition pour tout renseignement complémentaire et vous prions d’agréer, <text:span text:style-name="T2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8">, </text:span><text:span text:style-name="T21">nos sincères salutations</text:span>.</text:p>
      <text:p text:style-name="P20"/>
      <text:p text:style-name="P12"/>
      <text:p text:style-name="P12"><text:span text:style-name="T17">Fait à </text:span><text:span text:style-name="T17"><text:text-input text:description="">tool.getCityName()</text:text-input></text:span><text:span text:style-name="T17"><text:s/>le </text:span><text:text-input text:description="Délivré à xxx le xxx">urbanEventObj.getFormattedDate(forDelivery=True)</text:text-input></text:p>
      <text:p text:style-name="P12"/>
      <text:p text:style-name="P12"><office:annotation><dc:creator>Gauthier Bastien</dc:creator><dc:date>2011-01-13T14:56:41</dc:date><text:p text:style-name="P24"><text:span text:style-name="T33">do text</text:span></text:p><text:p text:style-name="P24"><text:span text:style-name="T3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2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1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2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2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2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2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2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2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2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2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2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'Liberation Serif'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10:02.274602580</dc:date>
    <dc:language>fr-FR</dc:language>
    <meta:editing-cycles>83</meta:editing-cycles>
    <meta:editing-duration>P1DT7H40M50S</meta:editing-duration>
    <meta:document-statistic meta:table-count="1" meta:image-count="0" meta:object-count="0" meta:page-count="1" meta:paragraph-count="18" meta:word-count="224" meta:character-count="1797" meta:non-whitespace-character-count="1617"/>
    <meta:user-defined meta:name="Info 1"/>
    <meta:user-defined meta:name="Info 2"/>
    <meta:user-defined meta:name="Info 3"/>
    <meta:user-defined meta:name="Info 4"/>
  </office:meta>
</office:document-meta>
</file>